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71ec" officeooo:paragraph-rsid="001471ec"/>
    </style:style>
    <style:style style:name="P2" style:family="paragraph" style:parent-style-name="Standard">
      <style:text-properties officeooo:rsid="00153913" officeooo:paragraph-rsid="00153913"/>
    </style:style>
    <style:style style:name="P3" style:family="paragraph" style:parent-style-name="Standard">
      <style:text-properties officeooo:rsid="001556eb" officeooo:paragraph-rsid="001556eb"/>
    </style:style>
    <style:style style:name="P4" style:family="paragraph" style:parent-style-name="Standard">
      <style:text-properties officeooo:rsid="0017913e" officeooo:paragraph-rsid="0017913e"/>
    </style:style>
    <style:style style:name="P5" style:family="paragraph" style:parent-style-name="Standard">
      <style:text-properties officeooo:rsid="001b40ba" officeooo:paragraph-rsid="001b40ba"/>
    </style:style>
    <style:style style:name="P6" style:family="paragraph" style:parent-style-name="Standard">
      <style:text-properties fo:font-weight="normal" officeooo:rsid="001e9738" officeooo:paragraph-rsid="001e9738" style:font-weight-asian="normal" style:font-weight-complex="normal"/>
    </style:style>
    <style:style style:name="P7" style:family="paragraph" style:parent-style-name="Standard">
      <style:text-properties officeooo:rsid="002181a0" officeooo:paragraph-rsid="002181a0"/>
    </style:style>
    <style:style style:name="P8" style:family="paragraph" style:parent-style-name="Standard">
      <style:text-properties fo:font-weight="normal" officeooo:rsid="00153913" officeooo:paragraph-rsid="00153913" style:font-weight-asian="normal" style:font-weight-complex="normal"/>
    </style:style>
    <style:style style:name="P9" style:family="paragraph" style:parent-style-name="Standard">
      <style:text-properties fo:font-weight="normal" officeooo:rsid="001672a7" officeooo:paragraph-rsid="001556eb" style:font-weight-asian="normal" style:font-weight-complex="normal"/>
    </style:style>
    <style:style style:name="P10" style:family="paragraph" style:parent-style-name="Standard">
      <style:text-properties fo:font-weight="normal" officeooo:rsid="0019a41f" officeooo:paragraph-rsid="0017913e" style:font-weight-asian="normal" style:font-weight-complex="normal"/>
    </style:style>
    <style:style style:name="P11" style:family="paragraph" style:parent-style-name="Standard">
      <style:text-properties fo:font-weight="normal" officeooo:rsid="001556eb" officeooo:paragraph-rsid="001556eb" style:font-weight-asian="normal" style:font-weight-complex="normal"/>
    </style:style>
    <style:style style:name="P12" style:family="paragraph" style:parent-style-name="Standard">
      <style:text-properties fo:font-weight="normal" officeooo:rsid="00214220" officeooo:paragraph-rsid="00206b72" style:font-weight-asian="normal" style:font-weight-complex="normal"/>
    </style:style>
    <style:style style:name="P13" style:family="paragraph" style:parent-style-name="Standard">
      <style:text-properties fo:font-weight="normal" officeooo:rsid="0025b6fd" officeooo:paragraph-rsid="002181a0" style:font-weight-asian="normal" style:font-weight-complex="normal"/>
    </style:style>
    <style:style style:name="P14" style:family="paragraph" style:parent-style-name="Standard">
      <style:text-properties fo:font-weight="normal" officeooo:rsid="00206b72" officeooo:paragraph-rsid="00206b72" style:font-weight-asian="normal" style:font-weight-complex="normal"/>
    </style:style>
    <style:style style:name="P15" style:family="paragraph" style:parent-style-name="Standard">
      <style:paragraph-properties fo:text-align="start" style:justify-single-word="false"/>
      <style:text-properties fo:font-weight="normal" officeooo:rsid="00206b72" officeooo:paragraph-rsid="002db502" style:font-weight-asian="normal" style:font-weight-complex="normal"/>
    </style:style>
    <style:style style:name="P16" style:family="paragraph" style:parent-style-name="Standard">
      <style:paragraph-properties fo:text-align="start" style:justify-single-word="false"/>
      <style:text-properties fo:font-weight="normal" officeooo:rsid="002f2c07" officeooo:paragraph-rsid="002f2c07" style:font-weight-asian="normal" style:font-weight-complex="normal"/>
    </style:style>
    <style:style style:name="P17" style:family="paragraph" style:parent-style-name="Standard">
      <style:paragraph-properties fo:text-align="start" style:justify-single-word="false"/>
      <style:text-properties fo:font-weight="normal" officeooo:rsid="0038c171" officeooo:paragraph-rsid="0038c171" style:font-weight-asian="normal" style:font-weight-complex="normal"/>
    </style:style>
    <style:style style:name="P18" style:family="paragraph" style:parent-style-name="Standard">
      <style:paragraph-properties fo:text-align="start" style:justify-single-word="false"/>
      <style:text-properties fo:font-weight="normal" officeooo:rsid="003cc007" officeooo:paragraph-rsid="003cc007" style:font-weight-asian="normal" style:font-weight-complex="normal"/>
    </style:style>
    <style:style style:name="P19" style:family="paragraph" style:parent-style-name="Standard">
      <style:text-properties fo:font-weight="bold" officeooo:rsid="001cd50c" officeooo:paragraph-rsid="001b40ba" style:font-weight-asian="bold" style:font-weight-complex="bold"/>
    </style:style>
    <style:style style:name="P20" style:family="paragraph" style:parent-style-name="Standard">
      <style:paragraph-properties fo:text-align="center" style:justify-single-word="false"/>
      <style:text-properties fo:font-weight="bold" officeooo:rsid="00206b72" officeooo:paragraph-rsid="00206b72" style:font-weight-asian="bold" style:font-weight-complex="bold"/>
    </style:style>
    <style:style style:name="P21" style:family="paragraph" style:parent-style-name="Standard">
      <style:paragraph-properties fo:text-align="center" style:justify-single-word="false"/>
      <style:text-properties fo:font-weight="bold" officeooo:rsid="00206b72" officeooo:paragraph-rsid="002db502" style:font-weight-asian="bold" style:font-weight-complex="bold"/>
    </style:style>
    <style:style style:name="P22" style:family="paragraph" style:parent-style-name="Standard">
      <style:paragraph-properties fo:text-align="center" style:justify-single-word="false"/>
      <style:text-properties fo:font-weight="bold" officeooo:rsid="00206b72" officeooo:paragraph-rsid="003b859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672a7" style:font-weight-asian="normal" style:font-weight-complex="normal"/>
    </style:style>
    <style:style style:name="T3" style:family="text">
      <style:text-properties fo:font-weight="normal" officeooo:rsid="0018b201" style:font-weight-asian="normal" style:font-weight-complex="normal"/>
    </style:style>
    <style:style style:name="T4" style:family="text">
      <style:text-properties fo:font-weight="normal" officeooo:rsid="0019a41f" style:font-weight-asian="normal" style:font-weight-complex="normal"/>
    </style:style>
    <style:style style:name="T5" style:family="text">
      <style:text-properties fo:font-weight="normal" officeooo:rsid="001cd50c" style:font-weight-asian="normal" style:font-weight-complex="normal"/>
    </style:style>
    <style:style style:name="T6" style:family="text">
      <style:text-properties fo:font-weight="normal" officeooo:rsid="001e9738" style:font-weight-asian="normal" style:font-weight-complex="normal"/>
    </style:style>
    <style:style style:name="T7" style:family="text">
      <style:text-properties fo:font-weight="normal" officeooo:rsid="00214220" style:font-weight-asian="normal" style:font-weight-complex="normal"/>
    </style:style>
    <style:style style:name="T8" style:family="text">
      <style:text-properties fo:font-weight="normal" officeooo:rsid="00229b3a" style:font-weight-asian="normal" style:font-weight-complex="normal"/>
    </style:style>
    <style:style style:name="T9" style:family="text">
      <style:text-properties fo:font-weight="normal" officeooo:rsid="0024879c" style:font-weight-asian="normal" style:font-weight-complex="normal"/>
    </style:style>
    <style:style style:name="T10" style:family="text">
      <style:text-properties fo:font-weight="normal" officeooo:rsid="0025b6fd" style:font-weight-asian="normal" style:font-weight-complex="normal"/>
    </style:style>
    <style:style style:name="T11" style:family="text">
      <style:text-properties fo:font-weight="normal" officeooo:rsid="002933ac" style:font-weight-asian="normal" style:font-weight-complex="normal"/>
    </style:style>
    <style:style style:name="T12" style:family="text">
      <style:text-properties fo:font-weight="normal" officeooo:rsid="002a5c86" style:font-weight-asian="normal" style:font-weight-complex="normal"/>
    </style:style>
    <style:style style:name="T13" style:family="text">
      <style:text-properties officeooo:rsid="001ef5d3"/>
    </style:style>
    <style:style style:name="T14" style:family="text">
      <style:text-properties officeooo:rsid="00214220"/>
    </style:style>
    <style:style style:name="T15" style:family="text">
      <style:text-properties officeooo:rsid="002a23cc"/>
    </style:style>
    <style:style style:name="T16" style:family="text">
      <style:text-properties officeooo:rsid="002a7776"/>
    </style:style>
    <style:style style:name="T17" style:family="text">
      <style:text-properties officeooo:rsid="002db502"/>
    </style:style>
    <style:style style:name="T18" style:family="text">
      <style:text-properties officeooo:rsid="00308235"/>
    </style:style>
    <style:style style:name="T19" style:family="text">
      <style:text-properties officeooo:rsid="0032e37c"/>
    </style:style>
    <style:style style:name="T20" style:family="text">
      <style:text-properties officeooo:rsid="003a3d9c"/>
    </style:style>
    <style:style style:name="T21" style:family="text">
      <style:text-properties officeooo:rsid="003b859d"/>
    </style:style>
    <style:style style:name="T22" style:family="text">
      <style:text-properties officeooo:rsid="003e61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apítulo 1 – <text:span text:style-name="T14">Introdução ao OpenGL</text:span></text:p>
      <text:p text:style-name="Standard"/>
      <text:p text:style-name="P1">Este resumo trata do guia de programação OpenGL, suas principais características e sintaxe dos comandos, bem como os suas <text:span text:style-name="T15">configurações iniciais e suas </text:span>principais áreas de uso.</text:p>
      <text:p text:style-name="P2">O OpenGL é uma interface de software para hardware, projetado de forma simplificada, para ser implementada em mutias plataformas. Ela não oferece comandos de alto nível para criar objetos complexos, mas oferece primitivas geométricas (pontos, linhas e polígnos), que combinadas podem gerar objetos de alta complexidade.</text:p>
      <text:p text:style-name="P8"/>
      <text:p text:style-name="P3"><text:span text:style-name="T1">OpenGL trabalha como uma máquina de estados, na qual o estado é renderizado na tela a cada vez que tem-se uma mudança de estado dos objetos representados. </text:span><text:span text:style-name="T2">A renderização ocorre de forma ordenada, de modo que se possa prever o seu comportamento e definir as diretrizes a serem usadas.</text:span></text:p>
      <text:p text:style-name="P9"/>
      <text:p text:style-name="P4"><text:span text:style-name="T2">E</text:span><text:span text:style-name="T1">xistem </text:span><text:span text:style-name="T11">APIs</text:span><text:span text:style-name="T1"> e ferramentas, acopladas ou não ao OpenGL, que oferecem comandos para simplificar as tarefas de programação. Essas bibliotecas (Glu e Glut) </text:span><text:span text:style-name="T3">se utilizam do sistema de janelas da plataforma que estiver sendo usada para processar a renderização </text:span><text:span text:style-name="T4">e gerenciar as janelas.</text:span></text:p>
      <text:p text:style-name="P10"/>
      <text:p text:style-name="P5"><text:span text:style-name="T1">Este capítulo descreve e sintetiza os principais comandos de gerenciamento e manipulação de janelas </text:span><text:span text:style-name="T6">e de eventos de entrada, </text:span><text:span text:style-name="T1">mostrando a</text:span><text:span text:style-name="T6">s</text:span><text:span text:style-name="T1"> sequência</text:span><text:span text:style-name="T6">s</text:span><text:span text:style-name="T1"> de utilização e a</text:span><text:span text:style-name="T6">s</text:span><text:span text:style-name="T1"> dependência</text:span><text:span text:style-name="T6">s</text:span><text:span text:style-name="T1"> entre </text:span><text:span text:style-name="T6">esses</text:span><text:span text:style-name="T1"> comandos, </text:span><text:span text:style-name="T5">para que seja possível a implementação de um programa simples, ou seja, um programa base.</text:span></text:p>
      <text:p text:style-name="P19"/>
      <text:p text:style-name="P6">Também temos algumas informações sobre uma utilização importante da OpenGL, que é a animação, aplicação em que se pode mover objetos numa cena, atualizando esses objetos periodicamente, com seus novos estados, <text:span text:style-name="T13">fazendo com que a tela seja redesenhada constantemente.</text:span></text:p>
      <text:p text:style-name="P11"/>
      <text:p text:style-name="P11"/>
      <text:p text:style-name="P20">Capítulo 2 – <text:span text:style-name="T14">Gerenciamento de estados e desenho de objetos geométricos</text:span></text:p>
      <text:p text:style-name="P12"/>
      <text:p text:style-name="P7"><text:span text:style-name="T7">N</text:span><text:span text:style-name="T1">o capítulo 2 do livro vermelho temos uma breve ideia de como a OpenGL utiliza geometria primitiva para construir formas complexas. </text:span><text:span text:style-name="T8">Isso é possível juntando um grande número de figuras primitivas acopladas. </text:span><text:span text:style-name="T9">Pra se ter um ideia de quão poderosa é OpenGL podemos citar os efeitos e gráficos produzidos para jogos e para o cinema, </text:span><text:span text:style-name="T10">que trazem cada vez </text:span><text:span text:style-name="T12">mais realidade nas suas implementações</text:span><text:span text:style-name="T10">.</text:span></text:p>
      <text:p text:style-name="P13">É <text:span text:style-name="T16">mostrado como utilizar as operações de limpar tela e desenhar objetos geométricos primitivos (pontos, linhas retas e polígonos planos). Explana como os estados se comportam e como manipulá-los por meio das variáveis de estado, tendo controle sobre como esses objetos são desenhados, em seus <text:s/>detalhes mais minuciosos. Ensina como utilizar vetores, arrays e atributos para armazenar e recuperar dados de objetos especificados nessas estruturas, de modo a construir e recuperar cenas gráficas a partir desses dados. E por fim explorar alguns conceitos técnicos sobre a construção de objetos poligonais mais complexos.</text:span></text:p>
      <text:p text:style-name="P13"/>
      <text:p text:style-name="P21">Capítulo <text:span text:style-name="T17">3</text:span> – <text:span text:style-name="T17">Visualização</text:span></text:p>
      <text:p text:style-name="P15"/>
      <text:p text:style-name="P16">Aqui o autor trata de como os objetos são visualizados numa cena, sua localização num ambiente tridimensional <text:span text:style-name="T19">e </text:span>sua orientação, mostrando como realizar essas tarefas, <text:span text:style-name="T18">de modo que se possa determinar, exatamente, como a imagem aparece na tela. Embora se possa criar objetos tridimensionais, a visualização em uma tela é bidimensional, o que faz necessário utilizar-se de operações de computador para converter as coordenadas tridimensionais dos objetos para os pixels que serão mostrados na tela. Essas operações são de modelagem, visualização e projeção, operadas sobre matrizes, e geralmente, são necessárias várias combinações de transformações para desenhar uma cena. Na renderização alguns objetos (ou algumas de suas partes) são recortados para que </text:span><text:soft-page-break/><text:span text:style-name="T18">possam ser vistos numa tela retangular. Ao final desse processo cria-se uma correspondência entre as coordenadas transformadas e os pixels na tela, possibilitando a visualização.</text:span></text:p>
      <text:p text:style-name="P17">Em alguns tópicos, considerados mais importantes pelo autor, ele mostra como fazer essas operações utilizando a OpenGL, se baseando na analogia de como funciona uma câmera e sua visualização dos ambientes fotografados. Para isso o autor usa programa<text:span text:style-name="T20">s</text:span> de exemplo e descreve, resumidamente, os comandos básicos para usar essas transformações, <text:span text:style-name="T20">construção dos dados a serem utilizados para os objetos, etc.</text:span></text:p>
      <text:p text:style-name="P13"/>
      <text:p text:style-name="P22">Capítulo <text:span text:style-name="T21">4</text:span> – <text:span text:style-name="T21">Cor</text:span></text:p>
      <text:p text:style-name="P22"/>
      <text:p text:style-name="P18">O livro trata nesse capítulo questões relacionadas às cores dos pixels que formarão a imagem dos objetos numa matriz retangular, que é a tela. Assim, todas essas transformações e cálculos vistos anteriormente na OpenGL servem para determinar , ao final do processo, como os pixels serão desenhados na tela, sua cor <text:span text:style-name="T22">e sua percepção. Para isso o autor discute acerca de como o olho percebe as cores e, descreve a relação entre os pixels e essas cores, em um monitor de computador, definindo então os modos de exibição de cores e sua relação com o hardware, de modo que se possa escolher em que situação usar cada um deles, demonstrando os principais comandos por meio de exemplos práticos.</text:span></text:p>
      <text:p text:style-name="P13"/>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19:11:58.610958102</meta:creation-date>
    <dc:date>2018-11-10T14:37:38.114969378</dc:date>
    <meta:editing-duration>PT3H20M17S</meta:editing-duration>
    <meta:editing-cycles>41</meta:editing-cycles>
    <meta:generator>LibreOffice/6.0.6.2$Linux_X86_64 LibreOffice_project/00m0$Build-2</meta:generator>
    <meta:document-statistic meta:table-count="0" meta:image-count="0" meta:object-count="0" meta:page-count="2" meta:paragraph-count="15" meta:word-count="740" meta:character-count="4782" meta:non-whitespace-character-count="4052"/>
  </office:meta>
</office:document-meta>
</file>